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12694" officeooo:paragraph-rsid="00212694"/>
    </style:style>
    <style:style style:name="P2" style:family="paragraph" style:parent-style-name="Standard" style:list-style-name="L1">
      <style:text-properties officeooo:rsid="00212694" officeooo:paragraph-rsid="00212694"/>
    </style:style>
    <style:style style:name="P3" style:family="paragraph" style:parent-style-name="Standard" style:master-page-name="Standard">
      <style:paragraph-properties style:page-number="auto"/>
      <style:text-properties officeooo:rsid="000943e1" officeooo:paragraph-rsid="00217f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il merge bullet points</text:p>
      <text:p text:style-name="P1"/>
      <text:list xml:id="list2206565478549358880" text:style-name="L1">
        <text:list-item>
          <text:p text:style-name="P2">a</text:p>
        </text:list-item>
        <text:list-item>
          <text:p text:style-name="P2">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5:16:48.356591387</meta:creation-date>
    <dc:date>2014-06-27T20:15:02.632343141</dc:date>
    <meta:editing-duration>PT1M3S</meta:editing-duration>
    <meta:editing-cycles>3</meta:editing-cycles>
    <meta:generator>LibreOffice/4.4.0.0.alpha0$Linux_x86 LibreOffice_project/a85a0fe8580b822375e675b1fc9e2e74ba827d60</meta:generator>
    <meta:document-statistic meta:table-count="0" meta:image-count="0" meta:object-count="0" meta:page-count="1" meta:paragraph-count="3" meta:word-count="8" meta:character-count="28" meta:non-whitespace-character-count="25"/>
  </office:meta>
</office:document-meta>
</file>